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726cm" fo:min-width="2.285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277cm" fo:min-width="1.476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1c1c1c" draw:marker-start-width="0.321cm" draw:marker-end-width="0.321cm" draw:fill-color="#1c1c1c" draw:textarea-horizontal-align="justify" draw:textarea-vertical-align="middle" draw:auto-grow-height="false" fo:min-height="10.001cm" fo:min-width="0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646cm" fo:min-width="2.205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197cm" fo:min-width="1.396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1c1c1c" draw:marker-start-width="0.321cm" draw:marker-end-width="0.321cm" draw:fill-color="#1c1c1c" draw:textarea-horizontal-align="justify" draw:textarea-vertical-align="middle" draw:auto-grow-height="false" fo:min-height="9.847cm" fo:min-width="0cm" fo:padding-top="0.165cm" fo:padding-bottom="0.165cm" fo:padding-left="0.29cm" fo:padding-right="0.29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loext:graphic-properties draw:fill-color="#ffffff"/>
      <style:paragraph-properties fo:text-align="center"/>
      <style:text-properties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1c1c1c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937cm" svg:height="2.794cm" svg:x="1.381cm" svg:y="6.27cm">
          <text:p text:style-name="P1">Gumball</text:p>
          <text:p text:style-name="P1">Moni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2.794cm" svg:height="2.159cm" svg:x="6.715cm" svg:y="6.588cm">
          <text:p text:style-name="P3"><text:span text:style-name="T1">Prox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" draw:id="id3" draw:layer="layout" svg:width="0.381cm" svg:height="10.287cm" svg:x="11.414cm" svg:y="2.52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.937cm" svg:height="2.794cm" svg:x="14.381cm" svg:y="6.271cm">
          <text:p text:style-name="P1">Gumball</text:p>
          <text:p text:style-name="P1">Mach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5.318cm" svg:y1="7.667cm" svg:x2="6.715cm" svg:y2="7.668cm" draw:start-shape="id1" draw:start-glue-point="10" draw:end-shape="id2" draw:end-glue-point="6" svg:d="M5318 7667l1397 1" svg:viewBox="0 0 1398 2">
          <text:p/>
        </draw:connector>
        <draw:connector draw:style-name="gr4" draw:text-style-name="P6" draw:layer="layout" draw:type="line" svg:x1="9.509cm" svg:y1="7.668cm" svg:x2="11.414cm" svg:y2="7.667cm" draw:start-shape="id2" draw:start-glue-point="10" draw:end-shape="id3" draw:end-glue-point="3" svg:d="M9509 7668l1905-1" svg:viewBox="0 0 1906 2">
          <text:p/>
        </draw:connector>
        <draw:connector draw:style-name="gr4" draw:text-style-name="P6" draw:layer="layout" draw:type="line" svg:x1="11.795cm" svg:y1="7.667cm" svg:x2="14.381cm" svg:y2="7.668cm" draw:start-shape="id3" draw:start-glue-point="1" draw:end-shape="id4" draw:end-glue-point="6" svg:d="M11795 7667l2586 1" svg:viewBox="0 0 2587 2">
          <text:p/>
        </draw:connector>
        <draw:frame draw:style-name="gr5" draw:text-style-name="P7" draw:layer="layout" svg:width="6.183cm" svg:height="0.962cm" svg:x="8.544cm" svg:y="1.508cm">
          <draw:text-box>
            <text:p><text:span text:style-name="T1">Machin</text:span><text:span text:style-name="T1">e </text:span><text:span text:style-name="T1">Bound</text:span><text:span text:style-name="T1">ary</text:span></text:p>
          </draw:text-box>
        </draw:frame>
        <draw:custom-shape draw:style-name="gr6" draw:text-style-name="P2" xml:id="id5" draw:id="id5" draw:layer="layout" svg:width="3.937cm" svg:height="2.794cm" svg:x="1.381cm" svg:y="18.291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6" draw:id="id6" draw:layer="layout" svg:width="2.794cm" svg:height="2.159cm" svg:x="6.715cm" svg:y="18.609cm">
          <text:p text:style-name="P3"><text:span text:style-name="T1">Client</text:span></text:p>
          <text:p text:style-name="P3"><text:span text:style-name="T1">Hel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381cm" svg:height="10.287cm" svg:x="11.414cm" svg:y="14.54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8" draw:id="id8" draw:layer="layout" svg:width="3.937cm" svg:height="2.794cm" svg:x="17.881cm" svg:y="18.292cm">
          <text:p text:style-name="P1">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5.318cm" svg:y1="19.688cm" svg:x2="6.715cm" svg:y2="19.689cm" draw:start-shape="id5" draw:start-glue-point="10" draw:end-shape="id6" draw:end-glue-point="6" svg:d="M5318 19688l1397 1" svg:viewBox="0 0 1398 2">
          <text:p/>
        </draw:connector>
        <draw:connector draw:style-name="gr4" draw:text-style-name="P6" draw:layer="layout" draw:type="line" svg:x1="9.509cm" svg:y1="19.689cm" svg:x2="13.616cm" svg:y2="19.689cm" draw:start-shape="id6" draw:start-glue-point="10" draw:end-shape="id7" draw:end-glue-point="6" svg:d="M9509 19689h4107" svg:viewBox="0 0 4108 1">
          <text:p/>
        </draw:connector>
        <draw:connector draw:style-name="gr4" draw:text-style-name="P6" draw:layer="layout" draw:type="line" svg:x1="16.41cm" svg:y1="19.689cm" svg:x2="17.881cm" svg:y2="19.689cm" draw:start-shape="id7" draw:start-glue-point="10" draw:end-shape="id8" draw:end-glue-point="6" svg:d="M16410 19689h1471" svg:viewBox="0 0 1472 1">
          <text:p/>
        </draw:connector>
        <draw:frame draw:style-name="gr5" draw:text-style-name="P7" draw:layer="layout" svg:width="6.183cm" svg:height="0.962cm" svg:x="8.544cm" svg:y="13.529cm">
          <draw:text-box>
            <text:p><text:span text:style-name="T1">Machin</text:span><text:span text:style-name="T1">e </text:span><text:span text:style-name="T1">Bound</text:span><text:span text:style-name="T1">ary</text:span></text:p>
          </draw:text-box>
        </draw:frame>
        <draw:custom-shape draw:style-name="gr7" draw:text-style-name="P4" xml:id="id7" draw:id="id7" draw:layer="layout" svg:width="2.794cm" svg:height="2.159cm" svg:x="13.616cm" svg:y="18.609cm">
          <text:p text:style-name="P3"><text:span text:style-name="T1">Service</text:span></text:p>
          <text:p text:style-name="P3"><text:span text:style-name="T1">Hel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6" draw:text-style-name="P2" xml:id="id9" draw:id="id9" draw:layer="layout" svg:width="3.937cm" svg:height="2.794cm" svg:x="0.381cm" svg:y="6.312cm">
          <text:p text:style-name="P1">Gumball</text:p>
          <text:p text:style-name="P1">Moni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0" draw:id="id10" draw:layer="layout" svg:width="2.794cm" svg:height="2.159cm" svg:x="5.715cm" svg:y="6.63cm">
          <text:p text:style-name="P3"><text:span text:style-name="T1">Stu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381cm" svg:height="10.287cm" svg:x="10.414cm" svg:y="2.56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2" draw:id="id12" draw:layer="layout" svg:width="3.937cm" svg:height="2.794cm" svg:x="16.881cm" svg:y="6.313cm">
          <text:p text:style-name="P1">Gumball</text:p>
          <text:p text:style-name="P1">Mach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4.318cm" svg:y1="7.709cm" svg:x2="5.715cm" svg:y2="7.71cm" draw:start-shape="id9" draw:start-glue-point="10" draw:end-shape="id10" draw:end-glue-point="6" svg:d="M4318 7709l1397 1" svg:viewBox="0 0 1398 2">
          <text:p/>
        </draw:connector>
        <draw:connector draw:style-name="gr4" draw:text-style-name="P6" draw:layer="layout" draw:type="line" svg:x1="8.509cm" svg:y1="7.71cm" svg:x2="12.616cm" svg:y2="7.71cm" draw:start-shape="id10" draw:start-glue-point="10" draw:end-shape="id11" draw:end-glue-point="6" svg:d="M8509 7710h4107" svg:viewBox="0 0 4108 1">
          <text:p/>
        </draw:connector>
        <draw:connector draw:style-name="gr4" draw:text-style-name="P6" draw:layer="layout" draw:type="line" svg:x1="15.41cm" svg:y1="7.71cm" svg:x2="16.881cm" svg:y2="7.71cm" draw:start-shape="id11" draw:start-glue-point="10" draw:end-shape="id12" draw:end-glue-point="6" svg:d="M15410 7710h1471" svg:viewBox="0 0 1472 1">
          <text:p/>
        </draw:connector>
        <draw:frame draw:style-name="gr5" draw:text-style-name="P7" draw:layer="layout" svg:width="6.183cm" svg:height="0.962cm" svg:x="7.544cm" svg:y="1.55cm">
          <draw:text-box>
            <text:p><text:span text:style-name="T1">Machine </text:span><text:span text:style-name="T1">Boundary</text:span></text:p>
          </draw:text-box>
        </draw:frame>
        <draw:custom-shape draw:style-name="gr7" draw:text-style-name="P4" xml:id="id11" draw:id="id11" draw:layer="layout" svg:width="2.794cm" svg:height="2.159cm" svg:x="12.616cm" svg:y="6.63cm">
          <text:p text:style-name="P3"><text:span text:style-name="T1">Skelet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15T00:36:42.539891739</meta:creation-date>
    <dc:date>2020-01-15T00:51:00.582902787</dc:date>
    <meta:editing-duration>PT4M8S</meta:editing-duration>
    <meta:editing-cycles>1</meta:editing-cycles>
    <meta:generator>LibreOffice/6.3.3.2$Linux_X86_64 LibreOffice_project/30$Build-2</meta:generator>
    <meta:document-statistic meta:object-count="26"/>
  </office:meta>
</office:document-meta>
</file>